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/>
    <style:font-face style:name="Bauhaus 93" svg:font-family="'Bauhaus 93'" style:font-family-generic="decorative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 style:master-page-name="MP0">
      <style:table-properties style:width="17.598cm" fo:margin-left="0.079cm" style:page-number="0" table:align="left"/>
    </style:style>
    <style:style style:name="Table3.A" style:family="table-column">
      <style:table-column-properties style:column-width="2.697cm"/>
    </style:style>
    <style:style style:name="Table3.B" style:family="table-column">
      <style:table-column-properties style:column-width="2.858cm"/>
    </style:style>
    <style:style style:name="Table3.C" style:family="table-column">
      <style:table-column-properties style:column-width="3.519cm"/>
    </style:style>
    <style:style style:name="Table3.D" style:family="table-column">
      <style:table-column-properties style:column-width="4.995cm"/>
    </style:style>
    <style:style style:name="Table3.E" style:family="table-column">
      <style:table-column-properties style:column-width="3.53cm"/>
    </style:style>
    <style:style style:name="Table3.A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482cm" fo:margin-left="0.06cm" fo:margin-right="0.048cm" table:align="margins"/>
    </style:style>
    <style:style style:name="Table4.A" style:family="table-column">
      <style:table-column-properties style:column-width="3.08cm" style:rel-column-width="11545*"/>
    </style:style>
    <style:style style:name="Table4.B" style:family="table-column">
      <style:table-column-properties style:column-width="14.402cm" style:rel-column-width="53990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es" fo:country="CO"/>
    </style:style>
    <style:style style:name="P2" style:family="paragraph" style:parent-style-name="Table_20_Contents">
      <style:paragraph-properties fo:text-align="justify" style:justify-single-word="false"/>
      <style:text-properties style:font-name="Calibri" fo:font-size="10pt" fo:language="es" fo:country="CO" style:font-size-asian="10pt"/>
    </style:style>
    <style:style style:name="P3" style:family="paragraph" style:parent-style-name="Standard">
      <style:text-properties fo:language="es" fo:country="CO" style:font-name-asian="Arial Unicode MS" style:font-name-complex="Tahoma"/>
    </style:style>
    <style:style style:name="P4" style:family="paragraph" style:parent-style-name="Standard">
      <style:text-properties fo:font-size="12pt" fo:language="es" fo:country="CO" style:font-size-asian="12pt" style:font-size-complex="12pt"/>
    </style:style>
    <style:style style:name="P5" style:family="paragraph" style:parent-style-name="Header">
      <style:paragraph-properties fo:text-align="center" style:justify-single-word="false"/>
      <style:text-properties style:font-name="Calibri" fo:language="es" fo:country="CO" fo:font-weight="bold" style:font-weight-asian="bold" style:font-weight-complex="bold"/>
    </style:style>
    <style:style style:name="P6" style:family="paragraph" style:parent-style-name="Header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 style:snap-to-layout-grid="false"/>
      <style:text-properties fo:color="#ff0000" style:font-name="Bauhaus 93" fo:font-size="26pt" fo:font-weight="bold" style:font-size-asian="26pt" style:font-weight-asian="bold" style:font-size-complex="2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000000" style:font-name="Calibri" fo:font-size="10pt" fo:language="es" fo:country="CO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style:snap-to-layout-grid="false"/>
    </style:style>
    <style:style style:name="P10" style:family="paragraph" style:parent-style-name="Table_20_Contents">
      <style:paragraph-properties fo:text-align="center" style:justify-single-word="false" style:snap-to-layout-grid="false"/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pt" fo:language="es" fo:country="CO" style:font-size-asian="10pt" style:font-size-complex="10pt"/>
    </style:style>
    <style:style style:name="P12" style:family="paragraph" style:parent-style-name="Table_20_Contents">
      <style:paragraph-properties fo:text-align="center" style:justify-single-word="false" style:snap-to-layout-grid="false"/>
      <style:text-properties style:font-name="Calibri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 style:snap-to-layout-grid="false"/>
    </style:style>
    <style:style style:name="P14" style:family="paragraph" style:parent-style-name="Standard">
      <style:text-properties fo:language="es" fo:country="CO"/>
    </style:style>
    <style:style style:name="P15" style:family="paragraph" style:parent-style-name="Standard">
      <style:text-properties fo:language="es" fo:country="CO" style:font-name-asian="Arial Unicode MS" style:font-name-complex="Tahoma"/>
    </style:style>
    <style:style style:name="P16" style:family="paragraph" style:parent-style-name="Standard">
      <style:text-properties fo:font-size="12pt" fo:language="es" fo:country="CO" style:font-size-asian="12pt" style:font-size-complex="12pt"/>
    </style:style>
    <style:style style:name="P17" style:family="paragraph" style:parent-style-name="Standard">
      <style:text-properties fo:language="es" fo:country="CO"/>
    </style:style>
    <style:style style:name="P18" style:family="paragraph" style:parent-style-name="Standard">
      <style:text-properties fo:language="es" fo:country="CO" style:font-name-asian="Arial Unicode MS" style:font-name-complex="Tahoma"/>
    </style:style>
    <style:style style:name="P19" style:family="paragraph" style:parent-style-name="Standard">
      <style:text-properties fo:font-size="12pt" fo:language="es" fo:country="CO" style:font-size-asian="12pt" style:font-size-complex="12pt"/>
    </style:style>
    <style:style style:name="P20" style:family="paragraph" style:parent-style-name="Header">
      <style:paragraph-properties fo:text-align="center" style:justify-single-word="false"/>
      <style:text-properties style:font-name="Calibri" fo:language="es" fo:country="CO" fo:font-weight="bold" style:font-weight-asian="bold" style:font-weight-complex="bold"/>
    </style:style>
    <style:style style:name="P21" style:family="paragraph" style:parent-style-name="Table_20_Contents">
      <style:paragraph-properties style:snap-to-layout-grid="false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0pt" fo:language="es" fo:country="CO" style:font-size-asian="10pt" style:font-size-complex="10pt"/>
    </style:style>
    <style:style style:name="P23" style:family="paragraph" style:parent-style-name="Table_20_Contents">
      <style:paragraph-properties fo:text-align="justify" style:justify-single-word="false"/>
      <style:text-properties style:font-name="Calibri" fo:font-size="10pt" fo:language="es" fo:country="CO" style:font-size-asian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T5" style:family="text">
      <style:text-properties style:font-name="Calibri" fo:font-size="10pt" fo:language="es" fo:country="CO" style:font-size-asian="10pt" style:font-size-complex="10pt"/>
    </style:style>
    <style:style style:name="T6" style:family="text">
      <style:text-properties style:font-name="Calibri" fo:font-size="10pt" fo:language="es" fo:country="CO" fo:font-weight="normal" style:font-size-asian="10pt" style:font-weight-asian="normal" style:font-size-complex="10pt" style:font-weight-complex="normal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</office:automatic-styles>
  <office:body>
    <office:text>
      <text:tracked-changes>
        <text:changed-region text:id="ct189097080">
          <text:format-change>
            <office:change-info>
              <dc:creator>unknown</dc:creator>
              <dc:date>2010-06-01T09:41:00</dc:date>
            </office:change-info>
          </text:format-change>
        </text:changed-region>
        <text:changed-region text:id="ct189104528">
          <text:format-change>
            <office:change-info>
              <dc:creator>unknown</dc:creator>
              <dc:date>2010-06-01T09:40:00</dc:date>
            </office:change-info>
          </text:format-change>
        </text:changed-region>
        <text:changed-region text:id="ct188582832">
          <text:format-change>
            <office:change-info>
              <dc:creator>unknown</dc:creator>
              <dc:date>2010-06-01T09:40:00</dc:date>
            </office:change-info>
          </text:format-change>
        </text:changed-region>
        <text:changed-region text:id="ct188803944">
          <text:format-change>
            <office:change-info>
              <dc:creator>unknown</dc:creator>
              <dc:date>2010-06-01T09:40:00</dc:date>
            </office:change-info>
          </text:format-change>
        </text:changed-region>
        <text:changed-region text:id="ct188583664">
          <text:format-change>
            <office:change-info>
              <dc:creator>unknown</dc:creator>
              <dc:date>2010-06-01T09:40:00</dc:date>
            </office:change-info>
          </text:format-change>
        </text:changed-region>
        <text:changed-region text:id="ct188466216">
          <text:format-change>
            <office:change-info>
              <dc:creator>unknown</dc:creator>
              <dc:date>2010-06-01T09:40:00</dc:date>
            </office:change-info>
          </text:format-change>
        </text:changed-region>
        <text:changed-region text:id="ct188586632">
          <text:deletion>
            <office:change-info>
              <dc:creator>unknown</dc:creator>
              <dc:date>2010-10-14T09:49:00</dc:date>
            </office:change-info>
            <text:p text:style-name="P1">1</text:p>
          </text:deletion>
        </text:changed-region>
        <text:changed-region text:id="ct188584096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188584192">
          <text:deletion>
            <office:change-info>
              <dc:creator>unknown</dc:creator>
              <dc:date>2010-11-25T14:34:00</dc:date>
            </office:change-info>
            <text:p text:style-name="P1">Alta</text:p>
          </text:deletion>
        </text:changed-region>
        <text:changed-region text:id="ct188584288">
          <text:insertion>
            <office:change-info>
              <dc:creator>unknown</dc:creator>
              <dc:date>2010-11-25T14:34:00</dc:date>
            </office:change-info>
          </text:insertion>
        </text:changed-region>
        <text:changed-region text:id="ct189099856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188663576">
          <text:deletion>
            <office:change-info>
              <dc:creator>unknown</dc:creator>
              <dc:date>2010-05-13T09:05:00</dc:date>
            </office:change-info>
            <text:p text:style-name="P1">Administrador del sistema, Director programa, Coordinador de área, Jefatura, DACA</text:p>
          </text:deletion>
        </text:changed-region>
        <text:changed-region text:id="ct189099160">
          <text:insertion>
            <office:change-info>
              <dc:creator>unknown</dc:creator>
              <dc:date>2010-06-01T10:17:00</dc:date>
            </office:change-info>
          </text:insertion>
        </text:changed-region>
        <text:changed-region text:id="ct189099376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189099688">
          <text:deletion>
            <office:change-info>
              <dc:creator>unknown</dc:creator>
              <dc:date>2010-06-01T10:18:00</dc:date>
            </office:change-info>
            <text:p text:style-name="P1">horas </text:p>
          </text:deletion>
        </text:changed-region>
        <text:changed-region text:id="ct189099592">
          <text:deletion>
            <office:change-info>
              <dc:creator>unknown</dc:creator>
              <dc:date>2010-11-05T11:13:00</dc:date>
            </office:change-info>
            <text:p text:style-name="P1"><text:s/></text:p>
          </text:deletion>
        </text:changed-region>
        <text:changed-region text:id="ct188498832">
          <text:deletion>
            <office:change-info>
              <dc:creator>unknown</dc:creator>
              <dc:date>2010-06-01T10:14:00</dc:date>
            </office:change-info>
            <text:p text:style-name="P1">6</text:p>
          </text:deletion>
        </text:changed-region>
        <text:changed-region text:id="ct188499240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188661176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188585912">
          <text:deletion>
            <office:change-info>
              <dc:creator>unknown</dc:creator>
              <dc:date>2010-06-01T10:14:00</dc:date>
            </office:change-info>
            <text:p text:style-name="P1">0</text:p>
          </text:deletion>
        </text:changed-region>
        <text:changed-region text:id="ct189097176">
          <text:insertion>
            <office:change-info>
              <dc:creator>unknown</dc:creator>
              <dc:date>2010-06-01T10:14:00</dc:date>
            </office:change-info>
          </text:insertion>
        </text:changed-region>
        <text:changed-region text:id="ct188675160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188585192">
          <text:deletion>
            <office:change-info>
              <dc:creator>unknown</dc:creator>
              <dc:date>2010-05-13T09:11:00</dc:date>
            </office:change-info>
            <text:p text:style-name="P2"><text:span text:style-name="T1"/></text:p>
            <text:p text:style-name="P2"/>
            <text:p text:style-name="P2">El usuario ingresa su indentificador (numero de documento) y su clave y da clic en ingresar, si el identificador del usuario y su clave son correctos el sistema despliega la interfaz inicial con las opciones que tiene el usuario de acuerdo al rol que este desempeña en el sistema.</text:p>
          </text:deletion>
        </text:changed-region>
        <text:changed-region text:id="ct188676016">
          <text:deletion>
            <office:change-info>
              <dc:creator>unknown</dc:creator>
              <dc:date>2010-05-13T09:07:00</dc:date>
            </office:change-info>
            <text:p text:style-name="P2">Esta historia de usuario se encarga del ingreso al sistema por parte del usuario.</text:p>
          </text:deletion>
        </text:changed-region>
        <text:changed-region text:id="ct188584976">
          <text:deletion>
            <office:change-info>
              <dc:creator>Luis Nuñez</dc:creator>
              <dc:date>2011-03-28T10:22:00</dc:date>
            </office:change-info>
            <text:p text:style-name="P2">Esta historia de usuario inicia cuando el usuario quiere crear, modificar o eliminar la informacion de los gastos de representación</text:p>
          </text:deletion>
          <text:insertion>
            <office:change-info office:chg-author="unknown" office:chg-date-time="2010-11-05T11:16:00"/>
          </text:insertion>
        </text:changed-region>
        <text:changed-region text:id="ct188767448">
          <text:deletion>
            <office:change-info>
              <dc:creator>Luis Nuñez</dc:creator>
              <dc:date>2011-03-28T10:22:00</dc:date>
            </office:change-info>
            <text:p text:style-name="P2"><text:s/>de una faculta</text:p>
          </text:deletion>
          <text:insertion>
            <office:change-info office:chg-author="unknown" office:chg-date-time="2010-11-25T15:46:00"/>
          </text:insertion>
        </text:changed-region>
        <text:changed-region text:id="ct188766560">
          <text:deletion>
            <office:change-info>
              <dc:creator>Luis Nuñez</dc:creator>
              <dc:date>2011-03-28T10:22:00</dc:date>
            </office:change-info>
            <text:p text:style-name="P2">, los gastos de representación constan de los siguientes datos: <text:span text:style-name="T2">sede, costoRapresentacion, facultad</text:span></text:p>
          </text:deletion>
          <text:insertion>
            <office:change-info office:chg-author="unknown" office:chg-date-time="2010-11-05T11:19:00"/>
          </text:insertion>
        </text:changed-region>
        <text:changed-region text:id="ct188675760">
          <text:deletion>
            <office:change-info>
              <dc:creator>Luis Nuñez</dc:creator>
              <dc:date>2011-03-28T10:22:00</dc:date>
            </office:change-info>
            <text:p text:style-name="P2"><text:span text:style-name="T2">,</text:span></text:p>
          </text:deletion>
          <text:insertion>
            <office:change-info office:chg-author="unknown" office:chg-date-time="2010-11-25T15:48:00"/>
          </text:insertion>
        </text:changed-region>
        <text:changed-region text:id="ct189098832">
          <text:deletion>
            <office:change-info>
              <dc:creator>Luis Nuñez</dc:creator>
              <dc:date>2011-03-28T10:22:00</dc:date>
            </office:change-info>
            <text:p text:style-name="P2"><text:span text:style-name="T2"><text:s/></text:span></text:p>
          </text:deletion>
          <text:insertion>
            <office:change-info office:chg-author="unknown" office:chg-date-time="2010-11-25T14:36:00"/>
          </text:insertion>
        </text:changed-region>
        <text:changed-region text:id="ct188763840">
          <text:deletion>
            <office:change-info>
              <dc:creator>Luis Nuñez</dc:creator>
              <dc:date>2011-03-28T10:22:00</dc:date>
            </office:change-info>
            <text:p text:style-name="P2"><text:span text:style-name="T1">p</text:span></text:p>
          </text:deletion>
          <text:insertion>
            <office:change-info office:chg-author="unknown" office:chg-date-time="2010-11-25T15:48:00"/>
          </text:insertion>
        </text:changed-region>
        <text:changed-region text:id="ct189097944">
          <text:deletion>
            <office:change-info>
              <dc:creator>Luis Nuñez</dc:creator>
              <dc:date>2011-03-28T10:22:00</dc:date>
            </office:change-info>
            <text:p text:style-name="P2"><text:span text:style-name="T1">ara <text:s/>aplicar en la simulación</text:span></text:p>
          </text:deletion>
          <text:insertion>
            <office:change-info office:chg-author="unknown" office:chg-date-time="2010-11-25T14:37:00"/>
          </text:insertion>
        </text:changed-region>
        <text:changed-region text:id="ct188765336">
          <text:deletion>
            <office:change-info>
              <dc:creator>Luis Nuñez</dc:creator>
              <dc:date>2011-03-28T10:22:00</dc:date>
            </office:change-info>
            <text:p text:style-name="P2"><text:span text:style-name="T1">.</text:span></text:p>
          </text:deletion>
          <text:insertion>
            <office:change-info office:chg-author="unknown" office:chg-date-time="2010-11-25T14:38:00"/>
          </text:insertion>
        </text:changed-region>
        <text:changed-region text:id="ct189781728">
          <text:insertion>
            <office:change-info>
              <dc:creator>Luis Nuñez</dc:creator>
              <dc:date>2011-03-28T10:22:00</dc:date>
            </office:change-info>
          </text:insertion>
        </text:changed-region>
        <text:changed-region text:id="ct189846888">
          <text:insertion>
            <office:change-info>
              <dc:creator>Luis Nuñez</dc:creator>
              <dc:date>2011-03-28T10:23:00</dc:date>
            </office:change-info>
          </text:insertion>
        </text:changed-region>
        <text:changed-region text:id="ct189760840">
          <text:insertion>
            <office:change-info>
              <dc:creator>Luis Nuñez</dc:creator>
              <dc:date>2011-03-28T10:24:00</dc:date>
            </office:change-info>
          </text:insertion>
        </text:changed-region>
        <text:changed-region text:id="ct189830480">
          <text:insertion>
            <office:change-info>
              <dc:creator>Luis Nuñez</dc:creator>
              <dc:date>2011-03-28T10:25:00</dc:date>
            </office:change-info>
          </text:insertion>
        </text:changed-region>
        <text:changed-region text:id="ct188593008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188798816">
          <text:deletion>
            <office:change-info>
              <dc:creator>unknown</dc:creator>
              <dc:date>2010-06-01T10:31:00</dc:date>
            </office:change-info>
            <text:p text:style-name="P1">s</text:p>
          </text:deletion>
        </text:changed-region>
        <text:changed-region text:id="ct188674848">
          <text:insertion>
            <office:change-info>
              <dc:creator>unknown</dc:creator>
              <dc:date>2010-06-01T10:31:00</dc:date>
            </office:change-info>
          </text:insertion>
        </text:changed-region>
        <text:changed-region text:id="ct188587032">
          <text:deletion>
            <office:change-info>
              <dc:creator>unknown</dc:creator>
              <dc:date>2010-06-01T09:45:00</dc:date>
            </office:change-info>
            <text:p text:style-name="P3">Si el nombre de usuario o la contraseña son incorrectas el sistema muestra un mensaje informando el error y devuelve al usuario a la pantalla de ingreso.</text:p>
          </text:deletion>
        </text:changed-region>
        <text:changed-region text:id="ct188799208">
          <text:deletion>
            <office:change-info>
              <dc:creator>unknown</dc:creator>
              <dc:date>2010-11-05T11:13:00</dc:date>
            </office:change-info>
            <text:p text:style-name="P4"><text:span text:style-name="T3">Fecha de Prueba</text:span></text:p>
          </text:deletion>
        </text:changed-region>
        <text:changed-region text:id="ct188800304">
          <text:insertion>
            <office:change-info>
              <dc:creator>unknown</dc:creator>
              <dc:date>2010-11-05T11:13:00</dc:date>
            </office:change-info>
          </text:insertion>
        </text:changed-region>
        <text:changed-region text:id="ct188805224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189098040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188766072">
          <text:insertion>
            <office:change-info>
              <dc:creator>unknown</dc:creator>
              <dc:date>2010-06-01T09:48:00</dc:date>
            </office:change-info>
          </text:insertion>
        </text:changed-region>
        <text:changed-region text:id="ct189101216">
          <text:insertion>
            <office:change-info>
              <dc:creator>unknown</dc:creator>
              <dc:date>2010-11-05T11:14:00</dc:date>
            </office:change-info>
          </text:insertion>
        </text:changed-region>
        <text:changed-region text:id="ct188918976">
          <text:format-change>
            <office:change-info>
              <dc:creator>unknown</dc:creator>
              <dc:date>2010-11-25T09:03:00</dc:date>
            </office:change-info>
          </text:format-change>
        </text:changed-region>
        <text:changed-region text:id="ct188765432">
          <text:insertion>
            <office:change-info>
              <dc:creator>unknown</dc:creator>
              <dc:date>2010-06-01T09:48:00</dc:date>
            </office:change-info>
          </text:insertion>
        </text:changed-region>
        <text:changed-region text:id="ct188766296">
          <text:insertion>
            <office:change-info>
              <dc:creator>unknown</dc:creator>
              <dc:date>2010-11-05T11:15:00</dc:date>
            </office:change-info>
          </text:insertion>
        </text:changed-region>
        <text:changed-region text:id="ct188766392">
          <text:format-change>
            <office:change-info>
              <dc:creator>unknown</dc:creator>
              <dc:date>2010-11-25T09:03:00</dc:date>
            </office:change-info>
          </text:format-change>
        </text:changed-region>
        <text:changed-region text:id="ct188920112">
          <text:insertion>
            <office:change-info>
              <dc:creator>unknown</dc:creator>
              <dc:date>2010-06-01T09:48:00</dc:date>
            </office:change-info>
          </text:insertion>
        </text:changed-region>
        <text:changed-region text:id="ct188800144">
          <text:insertion>
            <office:change-info>
              <dc:creator>unknown</dc:creator>
              <dc:date>2010-11-05T11:1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columns-spanned="5" office:value-type="string">
            <text:p text:style-name="P1"><text:change-start text:change-id="ct189097080"/>Control de Versiones del Documento<text:change-end text:change-id="ct189097080"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"><text:change-start text:change-id="ct189104528"/>Versión<text:change-end text:change-id="ct189104528"/></text:p>
          </table:table-cell>
          <table:table-cell table:style-name="Table3.A2" office:value-type="string">
            <text:p text:style-name="P1"><text:change-start text:change-id="ct188582832"/>Creación<text:change-end text:change-id="ct188582832"/></text:p>
          </table:table-cell>
          <table:table-cell table:style-name="Table3.A2" office:value-type="string">
            <text:p text:style-name="P1"><text:change-start text:change-id="ct188803944"/>Liberación<text:change-end text:change-id="ct188803944"/></text:p>
          </table:table-cell>
          <table:table-cell table:style-name="Table3.A2" office:value-type="string">
            <text:p text:style-name="P1"><text:change-start text:change-id="ct188583664"/>Descripción del Cambio<text:change-end text:change-id="ct188583664"/></text:p>
          </table:table-cell>
          <table:table-cell table:style-name="Table3.E2" office:value-type="string">
            <text:p text:style-name="P1"><text:change-start text:change-id="ct188466216"/>Autores<text:change-end text:change-id="ct188466216"/></text:p>
          </table:table-cell>
        </table:table-row>
        <table:table-row>
          <table:table-cell table:style-name="Table3.A2" office:value-type="string">
            <text:p text:style-name="P1"><text:change text:change-id="ct188586632"/>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E2" office:value-type="string">
            <text:p text:style-name="P1"/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><text:change-start text:change-id="ct188584096"/>Prioridad<text:change-end text:change-id="ct188584096"/></text:p>
          </table:table-cell>
          <table:table-cell table:style-name="Table4.B1" office:value-type="string">
            <text:p text:style-name="P1"><text:change text:change-id="ct188584192"/><text:change-start text:change-id="ct188584288"/>Media<text:change-end text:change-id="ct188584288"/></text:p>
          </table:table-cell>
        </table:table-row>
        <table:table-row>
          <table:table-cell table:style-name="Table4.A2" office:value-type="string">
            <text:p text:style-name="P1"><text:change-start text:change-id="ct189099856"/>Actores<text:change-end text:change-id="ct189099856"/></text:p>
          </table:table-cell>
          <table:table-cell table:style-name="Table4.B2" office:value-type="string">
            <text:p text:style-name="P1"><text:change text:change-id="ct188663576"/><text:change-start text:change-id="ct189099160"/>Administrador<text:change-end text:change-id="ct189099160"/></text:p>
          </table:table-cell>
        </table:table-row>
        <table:table-row>
          <table:table-cell table:style-name="Table4.A2" office:value-type="string">
            <text:p text:style-name="P1"><text:change-start text:change-id="ct189099376"/>Estimación<text:change-end text:change-id="ct189099376"/></text:p>
          </table:table-cell>
          <table:table-cell table:style-name="Table4.B2" office:value-type="string">
            <text:p text:style-name="P1"><text:change text:change-id="ct189099688"/><text:change text:change-id="ct189099592"/><text:change text:change-id="ct188498832"/></text:p>
          </table:table-cell>
        </table:table-row>
        <table:table-row>
          <table:table-cell table:style-name="Table4.A2" office:value-type="string">
            <text:p text:style-name="P1"><text:change-start text:change-id="ct188499240"/>Dependencia<text:change-end text:change-id="ct188499240"/></text:p>
          </table:table-cell>
          <table:table-cell table:style-name="Table4.B2" office:value-type="string">
            <text:p text:style-name="P1"><text:change-start text:change-id="ct188661176"/>HU-MGU-0<text:change-end text:change-id="ct188661176"/><text:change text:change-id="ct188585912"/><text:change-start text:change-id="ct189097176"/>1<text:change-end text:change-id="ct189097176"/></text:p>
          </table:table-cell>
        </table:table-row>
        <table:table-row>
          <table:table-cell table:style-name="Table4.A2" office:value-type="string">
            <text:p text:style-name="P1"><text:change-start text:change-id="ct188675160"/>Descripción<text:change-end text:change-id="ct188675160"/></text:p>
          </table:table-cell>
          <table:table-cell table:style-name="Table4.B2" office:value-type="string">
            <text:p text:style-name="P2"><text:change text:change-id="ct188585192"/><text:change text:change-id="ct188676016"/><text:change text:change-id="ct188584976"/><text:change text:change-id="ct188767448"/><text:change text:change-id="ct188766560"/><text:change text:change-id="ct188675760"/><text:change text:change-id="ct189098832"/><text:change text:change-id="ct188763840"/><text:change text:change-id="ct189097944"/><text:change text:change-id="ct188765336"/><text:change-start text:change-id="ct189781728"/><text:span text:style-name="T1">El sistema debe permitir el ingreso del salario para la secretaria, auxiliar, monitor</text:span><text:change-end text:change-id="ct189781728"/><text:change-start text:change-id="ct189846888"/><text:span text:style-name="T1">, el salario mínimo y el (%) de prestaciones en un año. Estos </text:span><text:change-end text:change-id="ct189846888"/><text:change-start text:change-id="ct189760840"/><text:span text:style-name="T1">valores serán utilizados para el calculo de la simulación, constan de un nombre el cual debe </text:span><text:change-end text:change-id="ct189760840"/><text:change-start text:change-id="ct189830480"/><text:span text:style-name="T1">estar previamente definido y el año al que corresponde.</text:span><text:change-end text:change-id="ct189830480"/></text:p>
          </table:table-cell>
        </table:table-row>
        <table:table-row>
          <table:table-cell table:style-name="Table4.A2" office:value-type="string">
            <text:p text:style-name="P1"><text:change-start text:change-id="ct188593008"/>Observacione<text:change-end text:change-id="ct188593008"/><text:change text:change-id="ct188798816"/><text:change-start text:change-id="ct188674848"/>s<text:change-end text:change-id="ct188674848"/></text:p>
          </table:table-cell>
          <table:table-cell table:style-name="Table4.B2" office:value-type="string">
            <text:p text:style-name="P3"><text:change text:change-id="ct188587032"/></text:p>
          </table:table-cell>
        </table:table-row>
        <table:table-row>
          <table:table-cell table:style-name="Table4.A2" office:value-type="string">
            <text:p text:style-name="P4"><text:change text:change-id="ct188799208"/><text:change-start text:change-id="ct188800304"/>Fecha de Prueba<text:change-end text:change-id="ct188800304"/></text:p>
          </table:table-cell>
          <table:table-cell table:style-name="Table4.B2" office:value-type="string">
            <text:p text:style-name="P1"/>
          </table:table-cell>
        </table:table-row>
        <table:table-row>
          <table:table-cell table:style-name="Table4.A2" table:number-rows-spanned="3" office:value-type="string">
            <text:p text:style-name="P1"><text:change-start text:change-id="ct188805224"/>Contacto<text:change-end text:change-id="ct188805224"/></text:p>
          </table:table-cell>
          <table:table-cell table:style-name="Table4.B2" office:value-type="string">
            <text:p text:style-name="Standard"><text:change-start text:change-id="ct189098040"/><text:span text:style-name="Fuente_20_de_20_párrafo_20_predeter."><text:span text:style-name="T4">Nombre: </text:span></text:span><text:change-end text:change-id="ct189098040"/><text:change-start text:change-id="ct188766072"/><text:span text:style-name="Fuente_20_de_20_párrafo_20_predeter."><text:span text:style-name="T4"><text:s/></text:span></text:span><text:change-end text:change-id="ct188766072"/><text:change-start text:change-id="ct189101216"/><text:span text:style-name="Fuente_20_de_20_párrafo_20_predeter."><text:span text:style-name="T6">Rodolfo Padilla</text:span></text:span><text:change-end text:change-id="ct189101216"/></text:p>
          </table:table-cell>
        </table:table-row>
        <table:table-row>
          <table:covered-table-cell/>
          <table:table-cell table:style-name="Table4.B2" office:value-type="string">
            <text:p text:style-name="P1"><text:change-start text:change-id="ct188918976"/><text:span text:style-name="T2">Teléfono:</text:span><text:change-end text:change-id="ct188918976"/><text:change-start text:change-id="ct188765432"/> <text:change-end text:change-id="ct188765432"/><text:change-start text:change-id="ct188766296"/>321 21 00 Ext - 2832<text:change-end text:change-id="ct188766296"/></text:p>
          </table:table-cell>
        </table:table-row>
        <table:table-row>
          <table:covered-table-cell/>
          <table:table-cell table:style-name="Table4.B2" office:value-type="string">
            <text:p text:style-name="P1"><text:change-start text:change-id="ct188766392"/><text:span text:style-name="T2">E-mail:</text:span><text:change-end text:change-id="ct188766392"/><text:change-start text:change-id="ct188920112"/> <text:change-end text:change-id="ct188920112"/><text:change-start text:change-id="ct188800144"/>rodolfo.padilla@correounivalle.edu.co<text:change-end text:change-id="ct188800144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Bauhaus 93" svg:font-family="'Bauhaus 93'" style:font-family-generic="decorative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CO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CO" fo:font-style="normal" fo:text-shadow="none" style:text-underline-style="none" fo:font-weight="normal" style:letter-kerning="true" fo:background-color="transparent" style:font-name-asian="DejaVu Sans" style:font-size-asian="12pt" style:language-asian="es" style:country-asian="E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language="en" fo:country="US" style:font-name-asian="Arial Unicode MS" style:font-name-complex="Tahoma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Normal" style:class="text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Absatz-Standardschriftart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.657cm" fo:margin-left="0.021cm" fo:margin-right="-0.088cm" table:align="margins"/>
    </style:style>
    <style:style style:name="Table1.A" style:family="table-column">
      <style:table-column-properties style:column-width="3.477cm" style:rel-column-width="12904*"/>
    </style:style>
    <style:style style:name="Table1.B" style:family="table-column">
      <style:table-column-properties style:column-width="10.98cm" style:rel-column-width="40754*"/>
    </style:style>
    <style:style style:name="Table1.C" style:family="table-column">
      <style:table-column-properties style:column-width="3.2cm" style:rel-column-width="11877*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19cm" fo:margin-left="0.079cm" fo:margin-right="-0.009cm" table:align="margins"/>
    </style:style>
    <style:style style:name="Table2.A" style:family="table-column">
      <style:table-column-properties style:column-width="5.863cm" style:rel-column-width="21932*"/>
    </style:style>
    <style:style style:name="Table2.C" style:family="table-column">
      <style:table-column-properties style:column-width="5.793cm" style:rel-column-width="21671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MP1" style:family="paragraph" style:parent-style-name="Header">
      <style:paragraph-properties fo:text-align="center" style:justify-single-word="false"/>
      <style:text-properties style:font-name="Calibri" fo:language="es" fo:country="CO" fo:font-weight="bold" style:font-weight-asian="bold" style:font-weight-complex="bold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Table_20_Contents">
      <style:paragraph-properties fo:text-align="center" style:justify-single-word="false" style:snap-to-layout-grid="false"/>
      <style:text-properties fo:color="#ff0000" style:font-name="Bauhaus 93" fo:font-size="26pt" fo:font-weight="bold" style:font-size-asian="26pt" style:font-weight-asian="bold" style:font-size-complex="26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fo:color="#000000" style:font-name="Calibri" fo:font-size="10pt" fo:language="es" fo:country="CO" fo:font-weight="bold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style:snap-to-layout-grid="false"/>
    </style:style>
    <style:style style:name="MP6" style:family="paragraph" style:parent-style-name="Table_20_Contents">
      <style:paragraph-properties fo:text-align="center" style:justify-single-word="false" style:snap-to-layout-grid="false"/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MP7" style:family="paragraph" style:parent-style-name="Table_20_Contents">
      <style:paragraph-properties fo:text-align="center" style:justify-single-word="false"/>
      <style:text-properties style:font-name="Calibri" fo:font-size="10pt" fo:language="es" fo:country="CO" style:font-size-asian="10pt" style:font-size-complex="10pt"/>
    </style:style>
    <style:style style:name="MP8" style:family="paragraph" style:parent-style-name="Table_20_Contents">
      <style:paragraph-properties fo:text-align="center" style:justify-single-word="false" style:snap-to-layout-grid="false"/>
    </style:style>
    <style:style style:name="MP9" style:family="paragraph" style:parent-style-name="Table_20_Contents">
      <style:paragraph-properties fo:text-align="center" style:justify-single-word="false" style:snap-to-layout-grid="false"/>
      <style:text-properties style:font-name="Calibri" fo:font-size="10pt" style:font-size-asian="10pt" style:font-size-complex="10pt"/>
    </style:style>
    <style:style style:name="MT1" style:family="text"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MT2" style:family="text">
      <style:text-properties style:font-name="Calibri" fo:font-size="10pt" fo:language="es" fo:country="CO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5.022cm" fo:margin-left="0cm" fo:margin-right="0cm" fo:margin-bottom="0cm" style:dynamic-spacing="true"/>
      </style:header-style>
      <style:footer-style>
        <style:header-footer-properties fo:min-height="3.415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tracked-changes>
          <text:changed-region text:id="ct189117912">
            <text:deletion>
              <office:change-info>
                <dc:creator>unknown</dc:creator>
                <dc:date>2010-05-13T09:15:00</dc:date>
              </office:change-info>
              <text:p text:style-name="MP1">HERRAMIENTA PARA LA GESTION DE LAS HISTORIAS DE USUARIO</text:p>
            </text:deletion>
          </text:changed-region>
          <text:changed-region text:id="ct189116656">
            <text:insertion>
              <office:change-info>
                <dc:creator>unknown</dc:creator>
                <dc:date>2010-05-13T09:15:00</dc:date>
              </office:change-info>
            </text:insertion>
          </text:changed-region>
          <text:changed-region text:id="ct188591832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188591952">
            <text:deletion>
              <office:change-info>
                <dc:creator>unknown</dc:creator>
                <dc:date>2010-11-05T11:12:00</dc:date>
              </office:change-info>
              <text:p text:style-name="MP5"><text:span text:style-name="Fuente_20_de_20_párrafo_20_predeter."><text:span text:style-name="MT2">Gestion de usuarios</text:span></text:span></text:p>
            </text:deletion>
          </text:changed-region>
          <text:changed-region text:id="ct188593368">
            <text:deletion>
              <office:change-info>
                <dc:creator>Luis Nuñez</dc:creator>
                <dc:date>2011-03-28T10:17:00</dc:date>
              </office:change-info>
              <text:p text:style-name="MP5"><text:span text:style-name="Fuente_20_de_20_párrafo_20_predeter."><text:span text:style-name="MT2">Parametros</text:span></text:span></text:p>
            </text:deletion>
            <text:insertion>
              <office:change-info office:chg-author="unknown" office:chg-date-time="2010-11-05T11:12:00"/>
            </text:insertion>
          </text:changed-region>
          <text:changed-region text:id="ct188764936">
            <text:insertion>
              <office:change-info>
                <dc:creator>Luis Nuñez</dc:creator>
                <dc:date>2011-03-28T10:17:00</dc:date>
              </office:change-info>
            </text:insertion>
          </text:changed-region>
          <text:changed-region text:id="ct188591064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188595176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188595632">
            <text:deletion>
              <office:change-info>
                <dc:creator>unknown</dc:creator>
                <dc:date>2010-06-01T09:40:00</dc:date>
              </office:change-info>
              <text:p text:style-name="MP5"><text:span text:style-name="Fuente_20_de_20_párrafo_20_predeter."><text:span text:style-name="MT2">usuario</text:span></text:span></text:p>
            </text:deletion>
          </text:changed-region>
          <text:changed-region text:id="ct188595432">
            <text:deletion>
              <office:change-info>
                <dc:creator>unknown</dc:creator>
                <dc:date>2010-06-01T10:17:00</dc:date>
              </office:change-info>
              <text:p text:style-name="MP5"><text:span text:style-name="Fuente_20_de_20_párrafo_20_predeter."><text:span text:style-name="MT2"><text:s/>usuario</text:span></text:span></text:p>
            </text:deletion>
          </text:changed-region>
          <text:changed-region text:id="ct188595304">
            <text:deletion>
              <office:change-info>
                <dc:creator>unknown</dc:creator>
                <dc:date>2010-06-01T09:40:00</dc:date>
              </office:change-info>
              <text:p text:style-name="MP5"><text:span text:style-name="Fuente_20_de_20_párrafo_20_predeter."><text:span text:style-name="MT2">Autenticar</text:span></text:span></text:p>
            </text:deletion>
          </text:changed-region>
          <text:changed-region text:id="ct189133640">
            <text:deletion>
              <office:change-info>
                <dc:creator>Luis Nuñez</dc:creator>
                <dc:date>2011-03-28T10:18:00</dc:date>
              </office:change-info>
              <text:p text:style-name="MP5"><text:span text:style-name="Fuente_20_de_20_párrafo_20_predeter."><text:span text:style-name="MT2">Gestionar</text:span></text:span></text:p>
            </text:deletion>
            <text:insertion>
              <office:change-info office:chg-author="unknown" office:chg-date-time="2010-11-05T11:12:00"/>
            </text:insertion>
          </text:changed-region>
          <text:changed-region text:id="ct189135432">
            <text:deletion>
              <office:change-info>
                <dc:creator>Luis Nuñez</dc:creator>
                <dc:date>2011-03-28T10:18:00</dc:date>
              </office:change-info>
              <text:p text:style-name="MP5"><text:span text:style-name="Fuente_20_de_20_párrafo_20_predeter."><text:span text:style-name="MT2"><text:s/></text:span></text:span></text:p>
            </text:deletion>
            <text:insertion>
              <office:change-info office:chg-author="unknown" office:chg-date-time="2010-06-01T10:17:00"/>
            </text:insertion>
          </text:changed-region>
          <text:changed-region text:id="ct189136448">
            <text:deletion>
              <office:change-info>
                <dc:creator>Luis Nuñez</dc:creator>
                <dc:date>2011-03-28T10:18:00</dc:date>
              </office:change-info>
              <text:p text:style-name="MP5"><text:span text:style-name="Fuente_20_de_20_párrafo_20_predeter."><text:span text:style-name="MT2">Gastos Representación</text:span></text:span></text:p>
            </text:deletion>
            <text:insertion>
              <office:change-info office:chg-author="unknown" office:chg-date-time="2010-11-25T15:45:00"/>
            </text:insertion>
          </text:changed-region>
          <text:changed-region text:id="ct189136600">
            <text:deletion>
              <office:change-info>
                <dc:creator>unknown</dc:creator>
                <dc:date>2010-11-25T15:45:00</dc:date>
              </office:change-info>
              <text:p text:style-name="MP5"><text:span text:style-name="Fuente_20_de_20_párrafo_20_predeter."><text:span text:style-name="MT2">.</text:span></text:span></text:p>
            </text:deletion>
          </text:changed-region>
          <text:changed-region text:id="ct189138056">
            <text:deletion>
              <office:change-info>
                <dc:creator>Luis Nuñez</dc:creator>
                <dc:date>2011-03-28T10:18:00</dc:date>
              </office:change-info>
              <text:p text:style-name="MP5"><text:span text:style-name="Fuente_20_de_20_párrafo_20_predeter."><text:span text:style-name="MT2">.</text:span></text:span></text:p>
            </text:deletion>
            <text:insertion>
              <office:change-info office:chg-author="unknown" office:chg-date-time="2010-11-25T15:45:00"/>
            </text:insertion>
          </text:changed-region>
          <text:changed-region text:id="ct189759536">
            <text:insertion>
              <office:change-info>
                <dc:creator>Luis Nuñez</dc:creator>
                <dc:date>2011-03-28T10:19:00</dc:date>
              </office:change-info>
            </text:insertion>
          </text:changed-region>
          <text:changed-region text:id="ct188590064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189133360">
            <text:deletion>
              <office:change-info>
                <dc:creator>unknown</dc:creator>
                <dc:date>2010-11-05T11:12:00</dc:date>
              </office:change-info>
              <text:p text:style-name="MP7">GU</text:p>
            </text:deletion>
          </text:changed-region>
          <text:changed-region text:id="ct188591192">
            <text:insertion>
              <office:change-info>
                <dc:creator>unknown</dc:creator>
                <dc:date>2010-11-05T11:12:00</dc:date>
              </office:change-info>
            </text:insertion>
          </text:changed-region>
          <text:changed-region text:id="ct188591288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188592824">
            <text:deletion>
              <office:change-info>
                <dc:creator>unknown</dc:creator>
                <dc:date>2010-06-01T10:17:00</dc:date>
              </office:change-info>
              <text:p text:style-name="MP7">1</text:p>
            </text:deletion>
          </text:changed-region>
          <text:changed-region text:id="ct188592728">
            <text:deletion>
              <office:change-info>
                <dc:creator>unknown</dc:creator>
                <dc:date>2010-11-05T11:12:00</dc:date>
              </office:change-info>
              <text:p text:style-name="MP7">0</text:p>
            </text:deletion>
          </text:changed-region>
          <text:changed-region text:id="ct189133048">
            <text:insertion>
              <office:change-info>
                <dc:creator>unknown</dc:creator>
                <dc:date>2010-11-05T11:12:00</dc:date>
              </office:change-info>
            </text:insertion>
          </text:changed-region>
          <text:changed-region text:id="ct189133144">
            <text:deletion>
              <office:change-info>
                <dc:creator>Luis Nuñez</dc:creator>
                <dc:date>2011-03-28T10:18:00</dc:date>
              </office:change-info>
              <text:p text:style-name="MP7">3</text:p>
            </text:deletion>
            <text:insertion>
              <office:change-info office:chg-author="unknown" office:chg-date-time="2010-11-25T15:45:00"/>
            </text:insertion>
          </text:changed-region>
          <text:changed-region text:id="ct189604512">
            <text:insertion>
              <office:change-info>
                <dc:creator>Luis Nuñez</dc:creator>
                <dc:date>2011-03-28T10:18:00</dc:date>
              </office:change-info>
            </text:insertion>
          </text:changed-region>
          <text:changed-region text:id="ct188591696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188590784">
            <text:deletion>
              <office:change-info>
                <dc:creator>unknown</dc:creator>
                <dc:date>2010-06-01T10:17:00</dc:date>
              </office:change-info>
              <text:p text:style-name="MP5"><text:span text:style-name="Fuente_20_de_20_párrafo_20_predeter."><text:span text:style-name="MT2">rmando</text:span></text:span></text:p>
            </text:deletion>
          </text:changed-region>
          <text:changed-region text:id="ct189134528">
            <text:insertion>
              <office:change-info>
                <dc:creator>unknown</dc:creator>
                <dc:date>2010-06-08T09:02:00</dc:date>
              </office:change-info>
            </text:insertion>
          </text:changed-region>
          <text:changed-region text:id="ct189136136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189107680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189111168">
            <text:deletion>
              <office:change-info>
                <dc:creator>unknown</dc:creator>
                <dc:date>2010-06-01T09:46:00</dc:date>
              </office:change-info>
              <text:p text:style-name="MP7">27</text:p>
            </text:deletion>
          </text:changed-region>
          <text:changed-region text:id="ct188590464">
            <text:insertion>
              <office:change-info>
                <dc:creator>unknown</dc:creator>
                <dc:date>2010-11-25T14:34:00</dc:date>
              </office:change-info>
            </text:insertion>
          </text:changed-region>
          <text:changed-region text:id="ct189412752">
            <text:deletion>
              <office:change-info>
                <dc:creator>Luis Nuñez</dc:creator>
                <dc:date>2011-03-28T10:18:00</dc:date>
              </office:change-info>
              <text:p text:style-name="MP7">5</text:p>
            </text:deletion>
            <text:insertion>
              <office:change-info office:chg-author="unknown" office:chg-date-time="2010-11-25T14:34:00"/>
            </text:insertion>
          </text:changed-region>
          <text:changed-region text:id="ct189778152">
            <text:insertion>
              <office:change-info>
                <dc:creator>Luis Nuñez</dc:creator>
                <dc:date>2011-03-28T10:18:00</dc:date>
              </office:change-info>
            </text:insertion>
          </text:changed-region>
          <text:changed-region text:id="ct189109664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188590624">
            <text:deletion>
              <office:change-info>
                <dc:creator>unknown</dc:creator>
                <dc:date>2010-06-08T09:01:00</dc:date>
              </office:change-info>
              <text:p text:style-name="MP7">0</text:p>
            </text:deletion>
          </text:changed-region>
          <text:changed-region text:id="ct189134624">
            <text:deletion>
              <office:change-info>
                <dc:creator>unknown</dc:creator>
                <dc:date>2010-06-01T09:46:00</dc:date>
              </office:change-info>
              <text:p text:style-name="MP7">2</text:p>
            </text:deletion>
          </text:changed-region>
          <text:changed-region text:id="ct189133456">
            <text:deletion>
              <office:change-info>
                <dc:creator>Luis Nuñez</dc:creator>
                <dc:date>2011-03-28T10:18:00</dc:date>
              </office:change-info>
              <text:p text:style-name="MP7">Nov</text:p>
            </text:deletion>
            <text:insertion>
              <office:change-info office:chg-author="unknown" office:chg-date-time="2010-11-05T11:13:00"/>
            </text:insertion>
          </text:changed-region>
          <text:changed-region text:id="ct189767704">
            <text:insertion>
              <office:change-info>
                <dc:creator>Luis Nuñez</dc:creator>
                <dc:date>2011-03-28T10:18:00</dc:date>
              </office:change-info>
            </text:insertion>
          </text:changed-region>
          <text:changed-region text:id="ct188595728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189106992">
            <text:deletion>
              <office:change-info>
                <dc:creator>Luis Nuñez</dc:creator>
                <dc:date>2011-03-28T10:18:00</dc:date>
              </office:change-info>
              <text:p text:style-name="MP7">0</text:p>
            </text:deletion>
          </text:changed-region>
          <text:changed-region text:id="ct189379512">
            <text:insertion>
              <office:change-info>
                <dc:creator>Luis Nuñez</dc:creator>
                <dc:date>2011-03-28T10:18:00</dc:date>
              </office:change-info>
            </text:insertion>
          </text:changed-region>
        </text:tracked-changes>
        <text:p text:style-name="MP1"><text:change text:change-id="ct189117912"/><text:change-start text:change-id="ct189116656"/>SISTEMA DE ANÁLISIS DE SOSTENIBILIDAD DE PROGRAMAS ACADÉMICOS<text:change-end text:change-id="ct189116656"/></text:p>
        <text:p text:style-name="MP2"/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table:number-rows-spanned="3" office:value-type="string">
              <text:p text:style-name="MP3">SASPA</text:p>
              <text:p text:style-name="MP4">ODPI</text:p>
            </table:table-cell>
            <table:table-cell table:style-name="Table1.B1" office:value-type="string">
              <text:p text:style-name="MP5"><text:change-start text:change-id="ct188591832"/><text:span text:style-name="Fuente_20_de_20_párrafo_20_predeter."><text:span text:style-name="MT1">Modulo</text:span></text:span><text:span text:style-name="Fuente_20_de_20_párrafo_20_predeter."><text:span text:style-name="MT2">: </text:span></text:span><text:change-end text:change-id="ct188591832"/><text:change text:change-id="ct188591952"/><text:change text:change-id="ct188593368"/><text:change-start text:change-id="ct188764936"/><text:span text:style-name="Fuente_20_de_20_párrafo_20_predeter."><text:span text:style-name="MT2">Parámetros</text:span></text:span><text:change-end text:change-id="ct188764936"/></text:p>
            </table:table-cell>
            <table:table-cell table:style-name="Table1.C1" office:value-type="string">
              <text:p text:style-name="MP6"><text:change-start text:change-id="ct188591064"/>Página<text:change-end text:change-id="ct188591064"/></text:p>
            </table:table-cell>
          </table:table-row>
          <table:table-row>
            <table:covered-table-cell/>
            <table:table-cell table:style-name="Table1.B2" office:value-type="string">
              <text:p text:style-name="MP5"><text:change-start text:change-id="ct188595176"/><text:span text:style-name="Fuente_20_de_20_párrafo_20_predeter."><text:span text:style-name="MT1">Título</text:span></text:span><text:span text:style-name="Fuente_20_de_20_párrafo_20_predeter."><text:span text:style-name="MT2">: </text:span></text:span><text:change-end text:change-id="ct188595176"/><text:change text:change-id="ct188595632"/><text:change text:change-id="ct188595432"/><text:change text:change-id="ct188595304"/><text:change text:change-id="ct189133640"/><text:change text:change-id="ct189135432"/><text:change text:change-id="ct189136448"/><text:change text:change-id="ct189136600"/><text:change text:change-id="ct189138056"/><text:change-start text:change-id="ct189759536"/><text:span text:style-name="Fuente_20_de_20_párrafo_20_predeter."><text:span text:style-name="MT2">Gestionar salarios</text:span></text:span><text:change-end text:change-id="ct189759536"/></text:p>
            </table:table-cell>
            <table:table-cell table:style-name="Table1.C2" office:value-type="string">
              <text:p text:style-name="MP6"><text:change-start text:change-id="ct188590064"/>Identificador</text:p>
              <text:p text:style-name="MP7">HU-M<text:change-end text:change-id="ct188590064"/><text:change text:change-id="ct189133360"/><text:change-start text:change-id="ct188591192"/>PM<text:change-end text:change-id="ct188591192"/><text:change-start text:change-id="ct188591288"/>-<text:change-end text:change-id="ct188591288"/><text:change text:change-id="ct188592824"/><text:change text:change-id="ct188592728"/><text:change-start text:change-id="ct189133048"/>1<text:change-end text:change-id="ct189133048"/><text:change text:change-id="ct189133144"/><text:change-start text:change-id="ct189604512"/>4<text:change-end text:change-id="ct189604512"/></text:p>
            </table:table-cell>
          </table:table-row>
          <table:table-row>
            <table:covered-table-cell/>
            <table:table-cell table:style-name="Table1.B2" office:value-type="string">
              <text:p text:style-name="MP5"><text:change-start text:change-id="ct188591696"/><text:span text:style-name="Fuente_20_de_20_párrafo_20_predeter."><text:span text:style-name="MT1">Responsables</text:span></text:span><text:span text:style-name="Fuente_20_de_20_párrafo_20_predeter."><text:span text:style-name="MT2">: Luis A</text:span></text:span><text:change-end text:change-id="ct188591696"/><text:change text:change-id="ct188590784"/><text:change-start text:change-id="ct189134528"/><text:span text:style-name="Fuente_20_de_20_párrafo_20_predeter."><text:span text:style-name="MT2">rmando</text:span></text:span><text:change-end text:change-id="ct189134528"/><text:change-start text:change-id="ct189136136"/><text:span text:style-name="Fuente_20_de_20_párrafo_20_predeter."><text:span text:style-name="MT2"> Nuñez</text:span></text:span><text:change-end text:change-id="ct189136136"/></text:p>
            </table:table-cell>
            <table:table-cell table:style-name="Table1.C2" office:value-type="string">
              <text:p text:style-name="MP8"><text:change-start text:change-id="ct189107680"/><text:span text:style-name="Fuente_20_de_20_párrafo_20_predeter."><text:span text:style-name="MT1">Fecha</text:span></text:span></text:p>
              <text:p text:style-name="MP7"><text:change-end text:change-id="ct189107680"/><text:change text:change-id="ct189111168"/><text:change-start text:change-id="ct188590464"/>2<text:change-end text:change-id="ct188590464"/><text:change text:change-id="ct189412752"/><text:change-start text:change-id="ct189778152"/>8<text:change-end text:change-id="ct189778152"/><text:change-start text:change-id="ct189109664"/>-<text:change-end text:change-id="ct189109664"/><text:change text:change-id="ct188590624"/><text:change text:change-id="ct189134624"/><text:change text:change-id="ct189133456"/><text:change-start text:change-id="ct189767704"/>Mar<text:change-end text:change-id="ct189767704"/><text:change-start text:change-id="ct188595728"/>-201<text:change-end text:change-id="ct188595728"/><text:change text:change-id="ct189106992"/><text:change-start text:change-id="ct189379512"/>1<text:change-end text:change-id="ct189379512"/></text:p>
            </table:table-cell>
          </table:table-row>
        </table:table>
        <text:p text:style-name="MP2"/>
      </style:header>
      <style:footer>
        <table:table table:name="Table2" table:style-name="Table2">
          <table:table-column table:style-name="Table2.A" table:number-columns-repeated="2"/>
          <table:table-column table:style-name="Table2.C"/>
          <table:table-row>
            <table:table-cell table:style-name="Table2.A1" office:value-type="string">
              <text:p text:style-name="MP6">Revisado por</text:p>
            </table:table-cell>
            <table:table-cell table:style-name="Table2.A1" office:value-type="string">
              <text:p text:style-name="MP6">Firma</text:p>
            </table:table-cell>
            <table:table-cell table:style-name="Table2.C1" office:value-type="string">
              <text:p text:style-name="MP6">Fecha</text:p>
            </table:table-cell>
          </table:table-row>
          <table:table-row>
            <table:table-cell table:style-name="Table2.A2" office:value-type="string">
              <text:p text:style-name="MP9"/>
            </table:table-cell>
            <table:table-cell table:style-name="Table2.A2" office:value-type="string">
              <text:p text:style-name="MP9"/>
            </table:table-cell>
            <table:table-cell table:style-name="Table2.C2" office:value-type="string">
              <text:p text:style-name="MP9"/>
            </table:table-cell>
          </table:table-row>
          <table:table-row>
            <table:table-cell table:style-name="Table2.A2" office:value-type="string">
              <text:p text:style-name="MP6">Aprobar por</text:p>
            </table:table-cell>
            <table:table-cell table:style-name="Table2.A2" office:value-type="string">
              <text:p text:style-name="MP6">Firma</text:p>
            </table:table-cell>
            <table:table-cell table:style-name="Table2.C2" office:value-type="string">
              <text:p text:style-name="MP6">Fecha</text:p>
            </table:table-cell>
          </table:table-row>
          <table:table-row>
            <table:table-cell table:style-name="Table2.A2" office:value-type="string">
              <text:p text:style-name="MP9"/>
            </table:table-cell>
            <table:table-cell table:style-name="Table2.A2" office:value-type="string">
              <text:p text:style-name="MP9"/>
            </table:table-cell>
            <table:table-cell table:style-name="Table2.C2" office:value-type="string">
              <text:p text:style-name="MP9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Oscar Orlando Ceballos Argote</meta:initial-creator>
    <meta:creation-date>2010-02-27T20:29:00</meta:creation-date>
    <dc:date>2011-03-28T10:25:27</dc:date>
    <meta:editing-cycles>61</meta:editing-cycles>
    <meta:editing-duration>PT02H02M54S</meta:editing-duration>
    <meta:document-statistic meta:table-count="4" meta:image-count="0" meta:object-count="0" meta:page-count="1" meta:paragraph-count="80" meta:word-count="304" meta:character-count="1891"/>
    <dc:creator>Luis Nuñez</dc:creator>
    <meta:user-defined meta:name="Información 1"/>
    <meta:user-defined meta:name="Información 2"/>
    <meta:user-defined meta:name="Información 3"/>
    <meta:user-defined meta:name="Información 4"/>
    <meta:template xlink:type="simple" xlink:actuate="onRequest" xlink:title="" xlink:href="../HU-MGU-01-Autenticar-Usuario.odt/Normal.dotm"/>
  </office:meta>
</office:document-meta>
</file>